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dddddd" fo:border-right="none" fo:border-top="0.002cm solid #dddddd" fo:border-bottom="0.002cm solid #dddddd"/>
    </style:style>
    <style:style style:name="Table2.C1" style:family="table-cell">
      <style:table-cell-properties fo:padding="0.097cm" fo:border="0.002cm solid #dddddd"/>
    </style:style>
    <style:style style:name="Table2.A2" style:family="table-cell">
      <style:table-cell-properties fo:padding="0.097cm" fo:border-left="0.002cm solid #dddddd" fo:border-right="none" fo:border-top="none" fo:border-bottom="0.002cm solid #dddddd"/>
    </style:style>
    <style:style style:name="Table2.C2" style:family="table-cell">
      <style:table-cell-properties fo:padding="0.097cm" fo:border-left="0.002cm solid #dddddd" fo:border-right="0.002cm solid #dddddd" fo:border-top="none" fo:border-bottom="0.002cm solid #dddddd"/>
    </style:style>
    <style:style style:name="P1" style:family="paragraph" style:parent-style-name="Standard">
      <style:paragraph-properties fo:margin-top="0.12cm" fo:margin-bottom="0.12cm" fo:text-align="center" style:justify-single-word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A1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C1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</table:table-row>
        <table:table-row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C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</table:table-row>
        <table:table-row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C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</table:table-row>
        <table:table-row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C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</table:table-row>
        <table:table-row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C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</table:table-row>
        <table:table-row>
          <table:table-cell table:style-name="Table2.A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A2" office:value-type="string">
            <text:p text:style-name="P1"><text:s/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  <table:table-cell table:style-name="Table2.C2" office:value-type="string">
            <text:p text:style-name="P1"><text:a xlink:type="simple" xlink:href="https://github.com/syn2cat/" text:style-name="Internet_20_link" text:visited-style-name="Visited_20_Internet_20_Link">https://github.com/syn2cat/</text:a><text:a xlink:type="simple" xlink:href="https://github.com/syn2cat/CryptoMessageInABottle" text:style-name="Internet_20_link" text:visited-style-name="Visited_20_Internet_20_Link"><text:line-break/>CryptoMessageInABottle</text:a></text:p>
            <text:p text:style-name="P1"><text:a xlink:type="simple" xlink:href="https://cryptoclub.org/" text:style-name="Internet_20_link" text:visited-style-name="Visited_20_Internet_20_Link">https://cryptoclub.org/</text:a> </text:p>
            <text:p text:style-name="P1"><text:a xlink:type="simple" xlink:href="http://www.dcode.fr/" text:style-name="Internet_20_link" text:visited-style-name="Visited_20_Internet_20_Link">http://www.dcode.fr</text:a></text:p>
            <text:p text:style-name="P1"><text:a xlink:type="simple" xlink:href="http://www.sicherheit-macht-schule.de/" text:style-name="Internet_20_link" text:visited-style-name="Visited_20_Internet_20_Link">http://www.sicherheit-<text:line-break/>macht-schule.de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na Stephanova</meta:initial-creator>
    <meta:creation-date>2017-11-09T18:09:09.10</meta:creation-date>
    <meta:document-statistic meta:table-count="1" meta:image-count="0" meta:object-count="0" meta:page-count="1" meta:paragraph-count="72" meta:word-count="108" meta:character-count="2359"/>
    <dc:date>2017-11-09T18:09:38.40</dc:date>
    <dc:creator>Marina Stephanova</dc:creator>
    <meta:editing-duration>PT29S</meta:editing-duration>
    <meta:editing-cycles>1</meta:editing-cycles>
    <meta:generator>OpenOffice/4.1.4$Win32 OpenOffice.org_project/414m5$Build-9788</meta:generator>
  </office:meta>
</office:document-meta>
</file>